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Standard">
      <style:text-properties style:font-name="Source Serif Pro Light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ource Serif Pro Light" fo:font-weight="normal" style:font-weight-asian="normal" style:font-weight-complex="normal"/>
    </style:style>
    <style:style style:name="P4" style:family="paragraph" style:parent-style-name="Standard">
      <style:text-properties style:font-name="Source Serif Pro Light" fo:font-weight="normal" style:font-name-asian="SimSun" style:font-weight-asian="normal" style:font-name-complex="Lucida Sans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ource Serif Pro Light" fo:font-weight="bold" style:font-weight-asian="bold" style:font-weight-complex="bold"/>
    </style:style>
    <style:style style:name="P6" style:family="paragraph" style:parent-style-name="Standard">
      <style:text-properties style:font-name="Source Serif Pro Light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Source Serif Pro Light1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ource Serif Pro Light1" fo:font-weight="normal" style:font-weight-asian="normal" style:font-weight-complex="normal"/>
    </style:style>
    <style:style style:name="P9" style:family="paragraph" style:parent-style-name="Standard">
      <style:text-properties style:font-name="Source Serif Pro Light1" fo:font-style="normal" fo:font-weight="normal" style:font-name-asian="SimSun" style:font-style-asian="normal" style:font-weight-asian="normal" style:font-name-complex="Lucida Sans" style:font-style-complex="normal" style:font-weight-complex="normal"/>
    </style:style>
    <style:style style:name="P10" style:family="paragraph" style:parent-style-name="Table_20_Contents">
      <style:text-properties style:font-name="Source Serif Pro Light"/>
    </style:style>
    <style:style style:name="P11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Source Serif Pro Light" fo:font-weight="normal" style:font-weight-asian="normal" style:font-weight-complex="normal"/>
    </style:style>
    <style:style style:name="P13" style:family="paragraph" style:parent-style-name="Standard" style:list-style-name="L2">
      <style:text-properties style:font-name="Source Serif Pro Light1" fo:font-style="normal" fo:font-weight="normal" style:font-name-asian="SimSun" style:font-style-asian="normal" style:font-weight-asian="normal" style:font-name-complex="Lucida Sans" style:font-style-complex="normal" style:font-weight-complex="normal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style:font-name="Source Serif Pro Light1"/>
    </style:style>
    <style:style style:name="T3" style:family="text">
      <style:text-properties style:text-position="super 58%" style:font-name="Source Serif Pro Light1" style:font-name-asian="SimSun" style:font-name-complex="Lucida Sans"/>
    </style:style>
    <style:style style:name="T4" style:family="text">
      <style:text-properties style:text-position="super 58%" style:font-name="Source Serif Pro Light1" fo:font-style="normal" style:font-name-asian="SimSun" style:font-style-asian="normal" style:font-name-complex="Lucida Sans" style:font-style-complex="normal"/>
    </style:style>
    <style:style style:name="T5" style:family="text">
      <style:text-properties style:text-position="super 58%" style:font-name-asian="SimSun" style:font-name-complex="Lucida Sans"/>
    </style:style>
    <style:style style:name="T6" style:family="text">
      <style:text-properties style:font-name="Source Serif Pro Light1"/>
    </style:style>
    <style:style style:name="T7" style:family="text">
      <style:text-properties style:font-name="Source Serif Pro Light1" style:font-name-asian="Source Serif Pro Light1" style:font-name-complex="Source Serif Pro Light1"/>
    </style:style>
    <style:style style:name="T8" style:family="text">
      <style:text-properties style:font-name="Source Serif Pro Light1" style:font-name-asian="SimSun" style:font-name-complex="Lucida Sans"/>
    </style:style>
    <style:style style:name="T9" style:family="text">
      <style:text-properties style:font-name="Source Serif Pro Light1" fo:font-style="italic" style:font-name-asian="SimSun" style:font-style-asian="italic" style:font-name-complex="Lucida Sans" style:font-style-complex="italic"/>
    </style:style>
    <style:style style:name="T10" style:family="text">
      <style:text-properties style:font-name="Source Serif Pro Light1" fo:font-style="normal" style:font-name-asian="SimSun" style:font-style-asian="normal" style:font-name-complex="Lucida Sans" style:font-style-complex="normal"/>
    </style:style>
    <style:style style:name="T11" style:family="text"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Source Serif Pro Light1"/>
    </style:style>
    <style:style style:name="T14" style:family="text">
      <style:text-properties style:text-position="sub 58%" style:font-name="Source Serif Pro Light1" fo:font-style="normal" style:font-name-asian="SimSun" style:font-style-asian="normal" style:font-name-complex="Lucida Sans" style:font-style-complex="normal"/>
    </style:style>
    <style:style style:name="T15" style:family="text">
      <style:text-properties style:font-name-asian="SimSun" style:font-name-complex="Lucida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/>
            <text:p text:style-name="P11">12. </text:p>
            <text:p text:style-name="P11">Explain why Gaussian pdf has maximum entropy among all distributions with the bounded variance (possible ways how to prove it). </text:p>
            <text:p text:style-name="P11"/>
          </table:table-cell>
        </table:table-row>
      </table:table>
      <text:p text:style-name="P2"/>
      <text:p text:style-name="P6">Entropie différentielle</text:p>
      <text:p text:style-name="P2"/>
      <text:p text:style-name="P2">Soit X une variable aléatoire à valeurs réelles avec une densité de fonction (pdf) fX(x),alors l'entropie différentielle se note : </text:p>
      <text:p text:style-name="P5">h(X) = - <text:span text:style-name="T7">∫</text:span>f<text:span text:style-name="T12">X</text:span>(x)log<text:span text:style-name="T12">2</text:span>f<text:span text:style-name="T12">X</text:span>(x)dx = E<text:span text:style-name="T12">fX</text:span>[-log<text:span text:style-name="T12">2</text:span>f<text:span text:style-name="T12">X</text:span>(x)]</text:p>
      <text:p text:style-name="P5"/>
      <text:p text:style-name="P4"/>
      <text:p text:style-name="P2">Propriétés :</text:p>
      <text:list xml:id="list8355124316730786879" text:style-name="L1">
        <text:list-item>
          <text:p text:style-name="P12">h(X) peut être négatif</text:p>
        </text:list-item>
        <text:list-item>
          <text:p text:style-name="P12">h(X + a) = h(X) <text:tab/>translation ne change pas l'entropie</text:p>
        </text:list-item>
        <text:list-item>
          <text:p text:style-name="P12">h(aX) = h(X) + log|a|<text:tab/><text:tab/>multiplication par un scalaire </text:p>
        </text:list-item>
        <text:list-item>
          <text:p text:style-name="P12">h(AX) + h(X) + log|det(A)|<text:tab/><text:tab/>multiplication par un vecteur</text:p>
        </text:list-item>
      </text:list>
      <text:p text:style-name="P3"/>
      <text:p text:style-name="P6">Entropie différentielle Gaussienne</text:p>
      <text:p text:style-name="P2"/>
      <text:p text:style-name="P5">h(x) = 0.5log<text:span text:style-name="T12">2</text:span>(2<text:span text:style-name="T6">πeσ</text:span><text:span text:style-name="T2">2</text:span><text:span text:style-name="T13">X</text:span><text:span text:style-name="T6">)</text:span></text:p>
      <text:p text:style-name="P7"/>
      <text:p text:style-name="P8"/>
      <text:p text:style-name="P2">La distribution Gaussienne possède l'entropie différentielle maximale parmi toutes les distributions. </text:p>
      <text:p text:style-name="P2"/>
      <text:p text:style-name="P2">Soit q(x) une fonction de densité satisfaisant <text:span text:style-name="T7">∫</text:span><text:span text:style-name="T15">x</text:span><text:span text:style-name="T5">2</text:span><text:span text:style-name="T15">q(x)dx = </text:span><text:span text:style-name="T8">σ</text:span><text:span text:style-name="T3">2</text:span><text:span text:style-name="T8">.</text:span></text:p>
      <text:p text:style-name="P2"><text:span text:style-name="T8">Soit p(x) une fonction de densité <text:s/>tel que p(x) = </text:span><text:span text:style-name="T9">N</text:span><text:span text:style-name="T10">(0, σ</text:span><text:span text:style-name="T4">2</text:span><text:span text:style-name="T14">X</text:span><text:span text:style-name="T10">). </text:span></text:p>
      <text:p text:style-name="P2"><text:span text:style-name="T10">Alors h(q(x)) </text:span><text:span text:style-name="T11">≤</text:span><text:span text:style-name="T10"> h(p(x)).</text:span></text:p>
      <text:p text:style-name="P9"/>
      <text:p text:style-name="P9">Il existe deux manières de le montrer : </text:p>
      <text:list xml:id="list4249219332508375487" text:style-name="L2">
        <text:list-item>
          <text:p text:style-name="P13">Première approche basée sur l'optimisation</text:p>
        </text:list-item>
        <text:list-item>
          <text:p text:style-name="P13">Deuxième approche basée sur les propriétés KLD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21T09:23:55.89</meta:creation-date>
    <dc:date>2020-06-25T08:31:49.46</dc:date>
    <dc:creator>Oetske L</dc:creator>
    <meta:editing-duration>PT23M52S</meta:editing-duration>
    <meta:editing-cycles>5</meta:editing-cycles>
    <meta:generator>OpenOffice/4.1.4$Win32 OpenOffice.org_project/414m5$Build-9788</meta:generator>
    <meta:document-statistic meta:table-count="1" meta:image-count="0" meta:object-count="0" meta:page-count="1" meta:paragraph-count="20" meta:word-count="160" meta:character-count="1025"/>
  </office:meta>
</office:document-meta>
</file>